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8080"/>
    </style:style>
    <style:style style:name="P2" style:family="paragraph" style:parent-style-name="Standard">
      <style:text-properties fo:color="#80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Agent MVP3 training process might make the product “do something live” in the CoCivium repo's training “area”, perhaps by getting the user to suggest a way that future hybrid society might feel better to them than current society does, perhaps by prompting the user with a list of some of the more profound, recent and/or pending ideas that have passed into CoCivium? <text:s/>You might list a few standard profound idea development suggestions, as the default presentation, just in case CoCivium is looking a bit quiet at the time of product use. <text:s/>The end result could be an image of the deliverable in a browser screen that the product caused to become available, downloaded into their CoTemp folder which would be a sub-folder in their default downloads folder. <text:s/>The deliverable needs to be flattering to the user and inspiring and sharable with others to let others know that they had such a good idea (even if it was somewhat planted in the first place). <text:s/>Thus, this deliverable could be a nicely branded and stylized/formatted important idea card for CoCivium, users might like to share such a card, right? <text:s/>Anyway, the training process could be heavily pre-loaded to make it follow a defined path that looks a least somewhat non-enforced, just to ensure the deliverable looks good, perhaps even duplicating the same deliverable that other users creates when they trained using CoAgent. <text:s/>This training culd also explain terms, by using them in dialogue with a static version of what a ScripTag might eventually end up looking like. <text:s/>I suspect, to help familiarize the user with the workflow(s) CoAgent enables/facilitates, at the beginning of the training process, the dialogue may tell the user that CoCivium is only being used as an example case study, just for this training process, because CoAgent can be applied against any repo that is open to public input, or any repo the user is registered as owning and controlling, and can add any AIs the user chooses to pair up to a CLI panel (obviously, the default pairing for MVP3 is only one ChatGPT session with only one PS7 panel). <text:s/>To make this case study training process work better, the user could be presented with a short paragraph about what CoCivium is, and maybe there needs to be an experiments “sandbox” of some kind, within the CoCivium repo, perhaps somewhat walled off from the rest of the repo, to allow CoAgent learners to play a little, and thus coevolve the training processes' deliverable, hopefully thus making said deliverable more congruent with CoCivium, especially if the AI is guided to help the user make it congruent, after all, CoAgent also temporarily usurps the users BPOE, and part of that BPOE gets the AI to adopt a temporary personal that is less about product satisfaction and pandering to user preconceptions, and more about coevolving the user and congruence with ethical, evidence-based policies. <text:s/>Obvously, the commit requirements for the sandbox could then be much more relaxed, and the best deliverables that end up in that sandbox, likely all an evolutionary proposal for a single deliverable the training process was attempting to put in there for the user, could be auto-extracted into the main CoCivium branch somehow. <text:s/>The prodding to get the user to think of a good, singular societal improvement could include the reasons why CoCivium was created in the first place, e.g. The training process could state “CoCivium is a staging ground for tools and policies that will enable future mindshare environments we share with AIs, all designed around the ethos of no corruption, no coercion, no crowns, so how would YOU wish such a hybrid society to look? <text:s/>For the purposes of this training session, lets discuss whether you would you want <text:soft-page-break/>more voting done on smaller issues, using blockchains to award ethical intent, and vote options that people could edit, and vote weighting to surface more expert opinions? <text:s/>Just state how you might improve that vote engine setup, such as suggesting all votes be global, and let CoAgent run your AI(s) to create an auto-exectutable Idea Card for CoCivium. <text:s/>Oh, and BTW, all this happens under Humangate gaurdrails, because we still have decades of work to do before AI can be allowed to assume independent self-direction, aka agency and the singularity.” <text:s/>.... <text:s/>You can make all that sound better, I am sure, but the idea is not to freak out the user with what CoAgent can do to enhance AI agency and repo/organization/site/service/product building. <text:s/>Oh, and BTW, many users may not even know what a repo is, or why they are useful, so there's that. <text:s/></text:p>
      <text:p text:style-name="Standard"/>
      <text:p text:style-name="Standard"/>
      <text:p text:style-name="P1">Also, the rainbow motif, for inclusivity, how can we use this in the CoAgent product? <text:s/>We already have a BPOE status bar indicator thingy that draws a pointer on a horizontal rainbow-bar, right? <text:s/>Should we perhaps make the desktop border of the CoAgent product window, a line that blends sections of rainbow colour? <text:s/>These sections could rotate when the product is thinking to keep users more patient if the product locks up for a while, so long as any lock up has a fallback if it goes on too long, right? <text:s/>A broken or stalled product, may occur through no fault of the product, yet the product must be able to recover or at least display a reason why recovery is no longer possible. </text:p>
      <text:p text:style-name="P1"/>
      <text:p text:style-name="P1">CoPingPong needs to be incremental with CoAgent, so the AI session does not create DO Block sets that are long and mostly unnecessary because the later DO Blocks become redundant if an earlier DO Block fails. <text:s/>Thus, the CoPingPongs should take advantage of the near immediate feedback PS7 can provide, by causing PS7 to provide confirmations and visibly green statements of success, preferably in summary not as huge output blobs, because the user really does not need to have to read all of that as CoPingPong is occurring. <text:s/>Sometimes, CoAgent will spawn a browser window with instructions to the user to do stuff in the browser window, then close the browser window, right? <text:s/>Such instructions need to have the option for more detailed explanation and should allow entry of descriptions users may provide to explain their problems with said explanation(s). <text:s/>Basically, the session will need to be pre-primed to know it is working within a CoAgent container, and it should expect input in the context of a user who is perhaps juggling multiple sessions, and AIs and repos and command prompt levels that point at multiple repos, so always to use absolute paths and always to assume each CoPing is in context and may need to adequately tests for current and immediate applicability to the shell panel it is paired to. <text:s/>This may thus load some extra script conditioning processes or some such, which should preferably be invisible to the user and not fill up the CoAgent panel(s) with testing stuff or repointing verification stuff etc, unless necessary because say PS7 has to display and/or echo such command lines. <text:s/>If there was a way to get a PS7 to invisibly do stuff, maybe using a phantom PS7 shell that is not exposed to the user, that might help, but again, it bypasses Humangate observation, so it could only be <text:soft-page-break/>used for already Humangated command line inputs, right? <text:s/>It sure sounds messy either wa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24T11:22:53.92</meta:creation-date>
    <dc:date>2025-09-25T10:08:54.24</dc:date>
    <dc:creator>Rick Ballard</dc:creator>
    <meta:editing-duration>PT1H50M15S</meta:editing-duration>
    <meta:editing-cycles>10</meta:editing-cycles>
    <meta:generator>OpenOffice/4.1.15$Win32 OpenOffice.org_project/4115m2$Build-9813</meta:generator>
    <meta:document-statistic meta:table-count="0" meta:image-count="0" meta:object-count="0" meta:page-count="3" meta:paragraph-count="3" meta:word-count="1215" meta:character-count="7182"/>
  </office:meta>
</office:document-meta>
</file>